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39in" loext:contextual-spacing="false" fo:line-height="115%" fo:orphans="0" fo:widows="0"/>
      <style:text-properties style:font-name="Liberation Serif" officeooo:paragraph-rsid="001eab93"/>
    </style:style>
    <style:style style:name="P2" style:family="paragraph" style:parent-style-name="Standard">
      <style:paragraph-properties fo:margin-top="0in" fo:margin-bottom="0.139in" loext:contextual-spacing="false" fo:line-height="115%" fo:orphans="0" fo:widows="0"/>
      <style:text-properties style:font-name="Calibri1" officeooo:paragraph-rsid="001eab93"/>
    </style:style>
    <style:style style:name="P3" style:family="paragraph" style:parent-style-name="Standard">
      <style:paragraph-properties fo:margin-top="0in" fo:margin-bottom="0.139in" loext:contextual-spacing="false" fo:line-height="115%" fo:orphans="0" fo:widows="0"/>
      <style:text-properties style:font-name="Calibri1" fo:font-size="11pt" fo:language="en" fo:country="US" officeooo:paragraph-rsid="001eab93" style:letter-kerning="true" style:font-size-asian="11pt"/>
    </style:style>
    <style:style style:name="P4" style:family="paragraph" style:parent-style-name="Standard">
      <style:paragraph-properties fo:margin-top="0in" fo:margin-bottom="0.139in" loext:contextual-spacing="false" fo:line-height="115%" fo:orphans="0" fo:widows="0"/>
      <style:text-properties style:font-name="Calibri1" fo:font-size="14pt" fo:font-weight="bold" officeooo:rsid="001eab93" officeooo:paragraph-rsid="001eab93" style:font-size-asian="12.25pt" style:font-weight-asian="bold" style:font-size-complex="14pt" style:font-weight-complex="bold"/>
    </style:style>
    <style:style style:name="P5" style:family="paragraph" style:parent-style-name="Standard">
      <style:paragraph-properties fo:margin-top="0in" fo:margin-bottom="0.139in" loext:contextual-spacing="false" fo:line-height="115%" fo:orphans="0" fo:widows="0"/>
      <style:text-properties style:font-name="Calibri1" fo:font-size="14pt" fo:font-weight="bold" officeooo:rsid="00208330" officeooo:paragraph-rsid="00208330" style:font-size-asian="12.25pt" style:font-weight-asian="bold" style:font-size-complex="14pt" style:font-weight-complex="bold"/>
    </style:style>
    <style:style style:name="P6" style:family="paragraph" style:parent-style-name="Standard">
      <style:paragraph-properties fo:margin-top="0in" fo:margin-bottom="0.139in" loext:contextual-spacing="false" fo:line-height="115%" fo:orphans="0" fo:widows="0"/>
      <style:text-properties style:font-name="Calibri1" fo:font-size="14pt" fo:font-weight="bold" officeooo:rsid="00208330" officeooo:paragraph-rsid="00208330" style:font-size-asian="14pt" style:font-weight-asian="bold" style:font-size-complex="14pt" style:font-weight-complex="bold"/>
    </style:style>
    <style:style style:name="P7" style:family="paragraph" style:parent-style-name="Standard" style:master-page-name="Standard">
      <style:paragraph-properties fo:margin-top="0in" fo:margin-bottom="0.139in" loext:contextual-spacing="false" fo:line-height="115%" fo:orphans="0" fo:widows="0" style:page-number="auto"/>
      <style:text-properties style:font-name="Calibri1" fo:font-size="20pt" fo:font-weight="bold" officeooo:rsid="001eab93" officeooo:paragraph-rsid="001eab93" style:font-size-asian="20pt" style:font-weight-asian="bold" style:font-size-complex="20pt" style:font-weight-complex="bold"/>
    </style:style>
    <style:style style:name="T1" style:family="text">
      <style:text-properties style:font-name="Calibri" fo:font-size="11pt" fo:language="en" fo:country="US" style:letter-kerning="true" style:font-size-asian="11pt"/>
    </style:style>
    <style:style style:name="T2" style:family="text">
      <style:text-properties style:font-name="Liberation Serif" fo:font-size="11pt" fo:language="en" fo:country="US" style:letter-kerning="true" style:font-size-asian="11pt"/>
    </style:style>
    <style:style style:name="T3" style:family="text">
      <style:text-properties style:font-name="Liberation Serif" fo:font-size="11pt" fo:language="en" fo:country="US" officeooo:rsid="001eab93" style:letter-kerning="true" style:font-size-asian="11pt"/>
    </style:style>
    <style:style style:name="T4" style:family="text">
      <style:text-properties fo:font-size="11pt" fo:language="en" fo:country="US" style:letter-kerning="true" style:font-size-asian="11pt"/>
    </style:style>
    <style:style style:name="T5" style:family="text">
      <style:text-properties fo:font-size="11pt" fo:language="en" fo:country="US" officeooo:rsid="001eab93" style:letter-kerning="true" style:font-size-asian="11pt"/>
    </style:style>
    <style:style style:name="T6" style:family="text">
      <style:text-properties fo:font-size="11pt" fo:language="en" fo:country="US" officeooo:rsid="00208330" style:letter-kerning="true" style:font-size-asian="11pt"/>
    </style:style>
    <style:style style:name="T7" style:family="text">
      <style:text-properties fo:font-size="11pt" fo:language="en" fo:country="US" fo:font-style="italic" style:letter-kerning="true" style:font-size-asian="11pt" style:font-style-asian="italic" style:font-style-complex="italic"/>
    </style:style>
    <style:style style:name="T8" style:family="text">
      <style:text-properties fo:font-size="11pt" fo:language="en" fo:country="US" fo:font-style="italic" officeooo:rsid="001eab93" style:letter-kerning="true" style:font-size-asian="11pt" style:font-style-asian="italic" style:font-style-complex="italic"/>
    </style:style>
    <style:style style:name="T9" style:family="text">
      <style:text-properties fo:font-size="11pt" fo:language="en" fo:country="US" fo:font-style="italic" officeooo:rsid="00208330" style:letter-kerning="true" style:font-size-asian="11pt" style:font-style-asian="italic" style:font-style-complex="italic"/>
    </style:style>
    <style:style style:name="T10" style:family="text">
      <style:text-properties fo:font-size="11pt" fo:language="en" fo:country="US" fo:font-style="normal" officeooo:rsid="00208330" style:letter-kerning="true" style:font-size-asian="11pt" style:font-style-asian="normal" style:font-style-complex="normal"/>
    </style:style>
    <style:style style:name="T11" style:family="text">
      <style:text-properties style:font-name="Calibri1" fo:font-size="11pt" fo:language="en" fo:country="US" style:letter-kerning="true" style:font-size-asian="11pt"/>
    </style:style>
    <style:style style:name="T12" style:family="text">
      <style:text-properties style:font-name="Calibri1" fo:font-size="11pt" fo:language="en" fo:country="US" officeooo:rsid="00208330" style:letter-kerning="true" style:font-size-asian="11pt"/>
    </style:style>
    <style:style style:name="T13" style:family="text">
      <style:text-properties fo:language="en" fo:country="US" style:letter-kerning="true"/>
    </style:style>
    <style:style style:name="T14" style:family="text">
      <style:text-properties fo:language="en" fo:country="US" officeooo:rsid="00208330" style:letter-kerning="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4">1. </text:span><text:span text:style-name="T13">Introdução</text:span></text:p>
      <text:p text:style-name="P4"><text:span text:style-name="T13"/></text:p>
      <text:p text:style-name="P4"><text:span text:style-name="T14">1.1 </text:span><text:span text:style-name="T13">Contexto</text:span></text:p>
      <text:p text:style-name="P2"><text:span text:style-name="T4">A diabetes, </text:span><text:span text:style-name="T5">também conhecida por </text:span><text:span text:style-name="T8">diabetes mellitus</text:span><text:span text:style-name="T4">, é uma doença crónica e bastante comum, conhecida por fazer com que os seus portadores tenham níveis de glicose </text:span><text:span text:style-name="T5">(açúcar) </text:span><text:span text:style-name="T4">no sangue mais elevados que o normal. Isto deve-se ao facto de o pâncreas não funcionar da forma devida ou nem sequer funcionar, de todo. Antes de nos aprofundarmos sobre a diabetes, eis alguns factos preocupantes:</text:span></text:p>
      <text:p text:style-name="P2"><text:span text:style-name="T4">Segundo a International Diabetes Federation (IDF) , em 2014 cerca de 387 milhões de pessoas tinham diabetes. Em 2035 este número aumentará para 592 milhões. [</text:span><text:span text:style-name="T5">1</text:span><text:span text:style-name="T4">] Continuando com algumas estatísticas, a Organização Mundial da Saúde prevê que, em 2030, a diabetes seja a sétima causa de morte no planeta. [</text:span><text:span text:style-name="T5">2</text:span><text:span text:style-name="T4">] </text:span></text:p>
      <text:p text:style-name="P2"><text:span text:style-name="T4">Como se pode perceber, esta doença afeta muita gente e por isso cada vez mais se torna importante conseguir adiar ou até mesmo prevenir. No entanto, nem sempre isso é possível e, uma vez tendo a doença, esta é crónica. Mas o que provoca?</text:span></text:p>
      <text:p text:style-name="P2"><text:span text:style-name="T4">A diabetes ocorre quando uma pessoa tem valores demasiado elevados de glicose no sangue. A glicose vem dos carbohidratos e é o único monosacarídeo que produz ATP. Sem entrar em muitos detalhes médicos, a glicose produz energia que vai ser usada pelas células. Há diferentes razões para que os níveis de glicose no sangue sejam mais elevados que o desejável: a produção de insulina pode não ser suficiente ou, mesmo que seja, as células não respondem à insulina como deveriam. É portanto natural que os níveis de glicose tendam a aumentar depois das refeições. Embora a diabetes esteja relacionada com a insuficiência de insulina no corpo, há diferentes tipos de diabetes. Os principais tipos são:</text:span></text:p>
      <text:p text:style-name="P3"/>
      <text:p text:style-name="P2"><text:span text:style-name="T4"><text:tab/>- D</text:span><text:span text:style-name="T5">iabetes </text:span><text:span text:style-name="T4">M</text:span><text:span text:style-name="T5">ellitus</text:span><text:span text:style-name="T4"> Tipo 1: </text:span><text:span text:style-name="T5">A</text:span><text:span text:style-name="T4"> diabetes tipo 1, também conhecid</text:span><text:span text:style-name="T5">a</text:span><text:span text:style-name="T4"> como diabetes insulino-dependente ou diabetes juvenil, caracteriza-se pela produção deficiente de insulina pelo pâncreas e requer que o paciente tome doses de insulina diariamente. Normalmente aparece em jovens e é impossível de prevenir. Estima-se que apenas 5% dos diabéticos tenha este tipo de diabetes. Entre os sintomas incluem-se sede insaciável, fome constante ou perda de peso.</text:span></text:p>
      <text:p text:style-name="P2"><text:span text:style-name="T4"><text:tab/>- D</text:span><text:span text:style-name="T5">iabetes </text:span><text:span text:style-name="T4">M</text:span><text:span text:style-name="T5">ellitus</text:span><text:span text:style-name="T4"> Tipo 2: </text:span><text:span text:style-name="T5">A</text:span><text:span text:style-name="T4"> diabetes tipo 2, ou diabetes não-insulino-dependente, ocorre porque as células não usam a insulina de forma adequada, ou seja, neste tipo de diabetes o problema não está necessariamente no pâncreas mas sim na forma como as células utilizam a insulina. Cerca de 90% dos diabéticos tem este tipo de diabetes que, normalmente, é associado a um estilo de vida pouco saudável. Por isso mesmo, este tipo de diabetes é frequentemente resultado de excesso de peso ou falta de exercício físico. Normalmente os doentes de DM2 não necessitam de tomar insulina e a medicação é feita através de comprimidos. Geralmente este tipo de diabetes surgia em pessoas mais velhas mas tem-se vindo a verificar o ocorrimento também em jovens.</text:span></text:p>
      <text:p text:style-name="P2"><text:span text:style-name="T4"><text:tab/>- Diabetes gestacional: Este tipo de diabetes pode aparecer durante a gravidez. Caracteriza-se por ter valores de glicose superiores aos normais mas, ainda assim, abaixo dos valores diagnosticados na diabetes. Normalmente este tipo de diabetes é descoberto nas consultas e não devido a sintomas. Há também o risco de mulheres que sofram de diabetes gestacional, poderem vir a sofrer de diabetes tipo 2 no futuro. </text:span></text:p>
      <text:p text:style-name="P2"><text:soft-page-break/><text:span text:style-name="T4"><text:tab/>- Diabetes LADA: "Latent Autoimune Diabetes in Adults", traduzido para "diabetes auto-imune latente em adultos". Este tipo de diabetes é considerado uma variação do diabetes tipo 1 embora com uma evolução mais lenta, embora, muitas vezes, seja mal diagnosticado como diabetes tipo 2.</text:span></text:p>
      <text:p text:style-name="P2"><text:span text:style-name="T4">Uma vez que a diabetes é uma doença crónica, ou seja, não tem cura, é extremamente importante que os doentes recebam um tratamento adequado. No caso dos portadores de diabetes tipo 1 e de uma pequena percentagem de diabéticos tipo 2, parte deste tratamento passa pela administração de insulina. No entanto, para todos os tipos de diabéticos, uma parte fundamental do seu tratamento, e importante para levar uma vida normal, passa pelo registo regular e constante dos nivéis de glicose no sangue. Isto porque a falta de eficácia do pâncreas leva a um aumento natural dos níveis de glicose no sangue e, por outro lado, a toma de insulina, muitas vezes em quantidades não adequadas, pode ter o efeito contrário e provocar níveis demasiado baixos de açúcar no sangue. Estes dois estados são conhecidos, respetivamente, por hiperglicemia e hipoglicemia.</text:span></text:p>
      <text:p text:style-name="P2"><text:span text:style-name="T4">Tanto a hiper como a hipoglicemia são estados que podem fazer parte do dia-a-dia dos diabéticos e são ambos de evitar e potencialmente perigosos. A hiperglicemia pode trazer complicações a longo prazo, como doenças cardíacas e renais. Podem fazer parte dos sintomas da hiperglicemia sede intensa, cansaço, dores de cabeça ou visão turva, entre outros. </text:span></text:p>
      <text:p text:style-name="P2"><text:span text:style-name="T4">Por sua vez, a hipoglicemia apresenta alguns sintomas tais como tremores, fome, nervosismo ou calor, mas não só. Embora menos preocupante a longo prazo do que a hiperglicemia, a hipoglicemia é mais perigosa a curto prazo. Isto porque o cérebro necessita de açúcar para poder funcionar de forma correta e, quando não o tem, pode levar a que o doente perca a consciência. Isto é perigoso porque, a partir do momento em que o doente desmaia, não consegue contrariar a hipoglicemia, que normalmente se combate por imediatamente ingerir açúcar. </text:span></text:p>
      <text:p text:style-name="P2"><text:span text:style-name="T4">Como se pode perceber, a medição do nível de glicose no sangue e também o seu registo são fatores imperiais para que um diabético possa levar uma rotina normal. Em plena era da tecnologia, essa medição é feita através de pequenos dispositivos que, numa questão de segundos, conseguem dar uma medição precisa dos níveis de açúcar no sangue. O registo é também importante para comparar valores, de forma a que os médicos consigam acompanhar o historial do doente, por exemplo. Também para o registo há soluções tecnológicas e num período em que os smartphones estão cada vez mais em voga, são a ferramenta mais natural para se efetuarem estes registos. É importante para um médico poder observar os valores de glicose dos seus pacientes, valores estes que têm de ser registados pelos próprios pacientes. Um registo em papel torna-se rapidamente confuso e até passível de se perder enquanto que um registo informático traz mais segurança e organização. No caso dos smartphones, este registo torna-se ainda mais fácil visto que oferece grande portabilidade, ou seja, o paciente pode registar os valores que pretender a qualquer altura e em qualquer sítio. É portanto uma vantagem da aliança da tecnologia à saúde. Não é a única, no entanto. N</text:span><text:span text:style-name="T6">o próximo parágraf</text:span><text:span text:style-name="T4">o </text:span><text:span text:style-name="T6">vamos intruduzir um novo termo com o nome</text:span><text:span text:style-name="T5"> </text:span><text:span text:style-name="T7">data mining. </text:span><text:span text:style-name="T10">Vamos discutir o que é </text:span><text:span text:style-name="T4">e os benefícios que pode trazer à área da saúde e, mais concretamente, à diabetes.</text:span></text:p>
      <text:p text:style-name="P2"><text:span text:style-name="T7">Da</text:span><text:span text:style-name="T9">t</text:span><text:span text:style-name="T7">a Mining</text:span><text:span text:style-name="T4"> é uma área da da ciência de computadores que permite, através da análise de grandes quantidades de dados, descobrir padrões e regras que uma análise mais simples pode não detetar. A área de </text:span><text:span text:style-name="T7">Data Mining</text:span><text:span text:style-name="T4"> usa diversos métodos de outras áreas tais como matemática, inteligência artificial e machine learning, para tratar, explorar e obter conclusões acerca dos dados. Data mining pode ter diversos fins, entre os quais deteção de anomalias, associação e classif</text:span><text:span text:style-name="T5">i</text:span><text:span text:style-name="T4">cação. </text:span></text:p>
      <text:p text:style-name="P2"><text:span text:style-name="T4">Como se pode perceber pelo nome, deteção de anomalias tem como o objetivo a identificação de valores anormais, que podem apenas ser erros mas podem também ter interesse para uma determinada área. </text:span></text:p>
      <text:p text:style-name="P2"><text:soft-page-break/><text:span text:style-name="T4">Associação procura relações entre variáveis e pode quantificar essas relações. Um exemplo deste tipo poderia ser a relação entre o emprego de alguém e o seu carro. </text:span></text:p>
      <text:p text:style-name="P2"><text:span text:style-name="T4">Finalmente, classificação tem como objetivo estudar conjuntos de dados para depois, ao observar novos dados, conseguir classificá-lo corretamente. </text:span></text:p>
      <text:p text:style-name="P2"><text:span text:style-name="T4">Nos últimos anos a área de </text:span><text:span text:style-name="T7">Data Mining</text:span><text:span text:style-name="T4"> tem-se tornado bastante popular e consequentemente usada em diversas áreas, tais como economia, educação e saúde. </text:span></text:p>
      <text:p text:style-name="P2"><text:span text:style-name="T4"><text:s/>É precisamente nesta última área que </text:span><text:span text:style-name="T7">Data Mining</text:span><text:span text:style-name="T4"> se pode tornar especialmente útil. Tal como já discutido anteriormente, a diabetes pode provocar oscilações nos valores de glicose no sangue, que podem não ser percetíveis pelos doentes ou, mesmo que sejam, podem não ser tidas como importantes. No entanto, ao aplicar técnicas de </text:span><text:span text:style-name="T7">data mining</text:span><text:span text:style-name="T4"> sobre os dados registados pelos doentes, pode ser possível descobrir que afinal essas oscilações podem ter origem em comportamentos rotineiros, ou seja, fazem parte de um padrão. E um dos objetivos do </text:span><text:span text:style-name="T7">data mining</text:span><text:span text:style-name="T4"> é precisamente descobrir padrões. </text:span></text:p>
      <text:p text:style-name="P2"><text:span text:style-name="T4">Torna-se portanto óbvio que esta área pode ser útil para os portadores de diabetes ao permitir descobrir rotinas que fazem subir ou descer os níveis de açúcar e que de outra forma poderiam passar despercebidas. A vantagem de descobrir estes padrões é que, consequentemente, vão-se descobrir soluções para os mesmos e portanto, melhorar a qualidade de vida dos doentes. De forma a perceber melhor de que forma a análise de dados pode melhorar o controlo da diabetes, tomemos como exemplo o seguinte caso: um determinado paciente tem como rotina fazer exercício às segundas-feiras. Às terças-feiras tem sempre níveis de glicose mais baixos. No entanto, como nos outros dias tem valores normais, pode não ligar nada ao valor mais baixo e acaba até por esquecer que todas as terças-feiras tem valores mais baixos. Contudo, este valor mais baixo pode ser justificado: no dia anterior praticou exercício e não se alimentou devidamente, tendo hipoglicemia na manhã de terça-feira.</text:span></text:p>
      <text:p text:style-name="P2"><text:span text:style-name="T4">Tendo uma ferramenta que seja capaz de analisar dados, descobrir padrões e gerar regras, o doente não só fica mais consciente de erros que pode cometer no controlo da diabetes como também como os combater. E portanto, a tecnologia é uma poderosa ajuda para a saúde. </text:span></text:p>
      <text:p text:style-name="P2"><text:span text:style-name="T4"/></text:p>
      <text:p text:style-name="P2"><text:span text:style-name="T4"/></text:p>
      <text:p text:style-name="P6"><text:span text:style-name="T13">1.2 Projeto</text:span></text:p>
      <text:p text:style-name="P2"><text:span text:style-name="T4">No âmbito desta dissertação, propõe-se desenvolver um sistema capaz de analisar dados introduzidos pelos doentes que consiga detetar padrões e anormalidades nesses dados, avisando o utilizador. Para o conseguir, pretende-se ampliar as funcionalidades de uma aplicação já existente, para que esta consiga gerar regras com base nos dados introduzidos pelos utilizadores. </text:span></text:p>
      <text:p text:style-name="P2"><text:span text:style-name="T4">Para conseguir isto, tornou-se necessário obter dados de pacientes com diabetes insulino-dependente. Deste modo, em parceria com o Hospital de São João do Porto, prodeceu-se a uma sensibilização dos doentes para utilizarem a aplicação de forma voluntária, sendo que, em última análise, estes serão os maiores beneficiados. </text:span></text:p>
      <text:p text:style-name="P2"><text:span text:style-name="T4">A análise será feita aos dados que os utilizadores inserirem na aplicação. Dados tão diversos como peso, altura, colesterol, exercício ou doenças serão importantes para fazer uma análise profunda. A análise servirá para dotar a aplicação de "inteligência", ou seja, a aplicação "aprende" o que são valores normais e o que </text:span><text:soft-page-break/><text:span text:style-name="T4">podem ser situações anormais e, mais importante, o que leva a que existam essas situações anormais. Uma vez feita a aprendizagem, sempre que situações semelhantes ocorram, a aplicação mostrará um aviso.</text:span></text:p>
      <text:p text:style-name="P2"><text:span text:style-name="T4">Para a aprendizagem serão utilizadas, tal como já mencionado, diferentes técnicas de data mining que gerarão regras. Essas regras serão então traduzidas para Prolog. </text:span></text:p>
      <text:p text:style-name="P2"><text:span text:style-name="T4">A linguagem escolhida foi Prolog por se tratar de uma linguagem de programação lógica fortemente associada a inteligência artificial </text:span><text:span text:style-name="T5">e </text:span><text:span text:style-name="T8">machine learning</text:span><text:span text:style-name="T4">. Além disso, e ao contrário de muitas outras linguagens de programação, o Prolog é declarativo. Isto significa que um programa em Prolog é expresso em termos de relações, que são definidas por factos e regras. Uma outra razão é a fácil integração de regras Prolog numa aplicação Android.</text:span></text:p>
      <text:p text:style-name="P5"><text:span text:style-name="T13">1.2.1 Objetivos</text:span></text:p>
      <text:p text:style-name="P2"><text:span text:style-name="T4">Esta dissertação integra-se no projeto Smart Diabetes Self-Management Care que conta com uma aplicação Android chamada "My Diabetes". De momento, a aplicação permite ao utilizador registar refeições, que podem ser acompanhadas com fotos, registar medições de glicose, definir objetivos, registar doenças e exercícios, entre outras funcionalidades. Contudo, permite apenas registar e visualizar os dados inseridos. O objetivo da dissertação é integrar um sistema capaz de gerar regras e avisos a partir dos dados inseridos. De um modo sumário, os objetivos são:</text:span></text:p>
      <text:p text:style-name="P2"><text:span text:style-name="T4">- Obter dados através da participação de pessoas portadores de diabetes</text:span></text:p>
      <text:p text:style-name="P2"><text:span text:style-name="T4">- Analisar esses dados para conseguir detetar padrões ou anomalias</text:span></text:p>
      <text:p text:style-name="P2"><text:span text:style-name="T4">- Criar regras a partir da análise dos dados</text:span></text:p>
      <text:p text:style-name="P2"><text:span text:style-name="T4">- Integrar o sistema desenvolvido na aplicação para que esta de forma autónoma consiga gerar avisos</text:span></text:p>
      <text:p text:style-name="P2"><text:span text:style-name="T4"/></text:p>
      <text:p text:style-name="P2"><text:span text:style-name="T4"/></text:p>
      <text:p text:style-name="P1"><text:span text:style-name="T12">[1] </text:span><text:a xlink:type="simple" xlink:href="https://www.idf.org/diabetesatlas/update-2014" text:style-name="Internet_20_link" text:visited-style-name="Visited_20_Internet_20_Link"><text:span text:style-name="T11">https://www.idf.org/diabetesatlas/update-2014</text:span></text:a></text:p>
      <text:p text:style-name="P1"><text:span text:style-name="T12">[2] </text:span><text:a xlink:type="simple" xlink:href="http://www.who.int/mediacentre/factsheets/fs312/en/" text:style-name="Internet_20_link" text:visited-style-name="Visited_20_Internet_20_Link"><text:span text:style-name="T11">http://www.who.int/mediacentre/factsheets/fs312/e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5T11:26:10.751375215</meta:creation-date>
    <dc:date>2016-01-05T11:44:40.799358942</dc:date>
    <meta:editing-duration>PT14S</meta:editing-duration>
    <meta:editing-cycles>1</meta:editing-cycles>
    <meta:document-statistic meta:table-count="0" meta:image-count="0" meta:object-count="0" meta:page-count="4" meta:paragraph-count="36" meta:word-count="1975" meta:character-count="12461" meta:non-whitespace-character-count="10503"/>
    <meta:generator>LibreOffice/4.4.6.3$Linux_X86_64 LibreOffice_project/40m0$Build-3</meta:generator>
  </office:meta>
</office:document-meta>
</file>